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01fc6"/>
    </style:style>
    <style:style style:name="T1" style:family="text">
      <style:text-properties officeooo:rsid="00001f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ercizio 8 ▪</text:p>
      <text:p text:style-name="P1"><text:s/>Realizzare un programma in C che, usando opportunamente il passaggio dei parametri per copia e indirizzo, legga un array di interi e scriva un ulteriore array, della stessa dimensione del precedente. Ogni cella del secondo array deve contenere la somma degli elementi del primo array dalla posizione zero alla posizione corrente. </text:p>
      <text:p text:style-name="P1"/>
      <text:p text:style-name="P1"/>
      <text:p text:style-name="P1">Esercizio 9 ▪</text:p>
      <text:p text:style-name="P1"><text:s/>Realizzare un programma in C che acquisisca N numeri interi e, tramite opportune funzioni, determini l’elenco dei numeri primi inseriti </text:p>
      <text:p text:style-name="P1"/>
      <text:p text:style-name="P1"/>
      <text:p text:style-name="P1">Esercizio 11 ▪ </text:p>
      <text:p text:style-name="P1">Realizzare un programma in C che legga una sequenza di numeri terminata da 0, consideri solo i valori che sono multipli di 3 e ne calcoli la mediana (non la media). Si ricorda che la mediana di una sequenza ordinata di numeri interi è il valore centrale se la sequenza ha cardinalità dispari, oppure la media tra i due numeri centrali se la cardinalità è pari </text:p>
      <text:p text:style-name="P1"/>
      <text:p text:style-name="P1"/>
      <text:p text:style-name="P1">Esercizio 5 § </text:p>
      <text:p text:style-name="P1">Realizzare un programma in C che, letto un numero intero N, memorizzi in un array i valori delle prime N righe del triangolo di Tartaglia (https://it.wikipedia.org/wiki/Triangolo_di_Tartaglia) e ne stampi poi i valori (opportunamente formattati). L’array deve essere della grandezza minima. Esempio: Inserire il numero di righe: 8 </text:p>
      <text:p text:style-name="P1"><text:s/>1 </text:p>
      <text:p text:style-name="P1"><text:s/>1 1 </text:p>
      <text:p text:style-name="P1"><text:s/>1 2 1</text:p>
      <text:p text:style-name="P1"><text:s/>1 3 3 1</text:p>
      <text:p text:style-name="P1"><text:s/>1 4 6 4 1 </text:p>
      <text:p text:style-name="P1"><text:s/>1 5 10 10 5 1</text:p>
      <text:p text:style-name="P1"><text:s/>1 6 15 20 15 6 1</text:p>
      <text:p text:style-name="P1"><text:s/>1 7 21 35 35 21 7 <text:span text:style-name="T1">1</text:span></text:p>
      <text:p text:style-name="P1"/>
      <text:p text:style-name="P1"/>
      <text:p text:style-name="P1">Esercizio 8 §</text:p>
      <text:p text:style-name="P1"><text:s/>Un numero intero positivo di lunghezza qualsiasi viene rappresentato tramite una stringa di caratteri numerici (cioè caratteri compresi tra ‘0’ e ‘9’), con la cifra più significativa nella posizione 0 della stringa. Realizzare un programma C che legga due stringhe che rappresentano due interi positivi nel modo suddetto e crei una nuova stringa che rappresenti (nello stesso modo) la somma dei due numeri dati </text:p>
      <text:p text:style-name="P1"/>
      <text:p text:style-name="P1"/>
      <text:p text:style-name="P1">Esercizio 9 § </text:p>
      <text:p text:style-name="P1">Sia dato un array, di dimensione definibile dall’utente, di stringhe contenenti tre o più caratteri (escluso il terminatore di stringa). Realizzare un programma C che aggiunga ad ogni stringa s la prima di quelle seguenti che abbia esattamente le prime due lettere iniziali in comune con le due finali di s, evitando di ripetere le due lettere in comune. Nel caso nessuna delle stringhe seguenti abbia due lettere in comune con s non bisogna modificare s. Ad esempio, se l’array contiene le stringhe: casa postino sasso osteria salvia notare renna Dovrà essere trasformato in: casasso postinotare sasso osteria salvia notarenna renn<text:span text:style-name="T1">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1T12:35:23.924000000</meta:creation-date>
    <dc:date>2023-08-11T12:43:23.752000000</dc:date>
    <meta:editing-duration>PT8M</meta:editing-duration>
    <meta:editing-cycles>1</meta:editing-cycles>
    <meta:document-statistic meta:table-count="0" meta:image-count="0" meta:object-count="0" meta:page-count="1" meta:paragraph-count="20" meta:word-count="403" meta:character-count="2371" meta:non-whitespace-character-count="1966"/>
    <meta:generator>LibreOffice/7.4.1.2$Windows_X86_64 LibreOffice_project/3c58a8f3a960df8bc8fd77b461821e42c061c5f0</meta:generator>
  </office:meta>
</office:document-meta>
</file>